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e websit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,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csci-1301-uca"/>If you are a CSCI 1301 UCA<text:bookmark-end text:name="if-you-are-a-csci-1301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e websit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28Z</meta:creation-date>
    <dc:date>2021-05-20T21:22:28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